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Alvi Nastaleeq" style:font-name-complex="Alvi Nastaleeq"/>
    </style:style>
    <style:style style:name="P2" style:family="paragraph" style:parent-style-name="Text_20_body">
      <style:paragraph-properties fo:text-align="end" style:justify-single-word="false" style:writing-mode="rl-tb"/>
      <style:text-properties style:font-name="Alvi Nastaleeq" officeooo:paragraph-rsid="000cac6d" style:font-name-complex="Alvi Nastaleeq"/>
    </style:style>
    <style:style style:name="P3" style:family="paragraph" style:parent-style-name="Text_20_body">
      <style:paragraph-properties fo:text-align="end" style:justify-single-word="false" style:writing-mode="rl-tb"/>
      <style:text-properties style:font-name="Alvi Nastaleeq" style:font-name-complex="Alvi Nastaleeq"/>
    </style:style>
    <style:style style:name="T1" style:family="text">
      <style:text-properties officeooo:rsid="000e4859" style:language-complex="ar" style:country-complex="SA"/>
    </style:style>
    <style:style style:name="T2" style:family="text">
      <style:text-properties style:language-complex="ar" style:country-complex="SA"/>
    </style:style>
    <style:style style:name="T3" style:family="text">
      <style:text-properties officeooo:rsid="000cac6d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فاطمہ کے چین نے علی کے نُور<text:span text:style-name="T1">ِ</text:span> عین نے</text:p>
      <text:p text:style-name="P1">باخُدا حُسین نے دین کو بچا دیا</text:p>
      <text:p text:style-name="P1"><text:tab/></text:p>
      <text:p text:style-name="P1">حرف آ رہا تھا دینِ مُصطفی کے نام پر</text:p>
      <text:p text:style-name="P1">ممبرِ رسول بِک رہا تھا تختِ شام پر</text:p>
      <text:p text:style-name="P1">دین کی اساس نے دستِ حق شناس نے</text:p>
      <text:p text:style-name="P1">اُمتِ محمدی کو خواب سے جگا دیا</text:p>
      <text:p text:style-name="P1"><text:tab/></text:p>
      <text:p text:style-name="P1">ہر طرف سے بندھ ہو چُکے تھے حق کے راستے</text:p>
      <text:p text:style-name="P1">خون مانگتا تھا دین زندگی کے واسطے</text:p>
      <text:p text:style-name="P1">دین کے اُصول نے نائبِ رسول نے</text:p>
      <text:p text:style-name="P1">زندگی کا قرض اپنے خون سے چُکا دیا</text:p>
      <text:p text:style-name="P1"/>
      <text:p text:style-name="P1">میرِ شام بن گیا تھا سانپ آستین کا</text:p>
      <text:p text:style-name="P1">خُسروی کے سر پہ رکھ رہا تھا تاج دین کا</text:p>
      <text:p text:style-name="P1">بادشاہِ دین نے بوریا نشین نے</text:p>
      <text:p text:style-name="P1">آرزوئے خُسروی کو خاک میں ملا دیا</text:p>
      <text:p text:style-name="P1"><text:tab/></text:p>
      <text:p text:style-name="P1">پھر سے شرک کی طرف پلٹ نہ جائے آدمی</text:p>
      <text:p text:style-name="P1">مُستقیم سے بھٹک نہ جائے آدمیراہیں</text:p>
      <text:p text:style-name="P1">شاہِ تشنہ کام نے وقت کے امام نے</text:p>
      <text:p text:style-name="P1">حق کی راہ پر لہو سے اک دیا جلا دیا</text:p>
      <text:p text:style-name="P1"><text:tab/></text:p>
      <text:p text:style-name="P1">حلقِ بے زبان سے ظُلم کی کمان توڑ دی</text:p>
      <text:p text:style-name="P1">شہ رگِ گُلو سے خنجروں کی دھار موڑ دی</text:p>
      <text:p text:style-name="P1">نازشِ حیات نے فخرِ کائنات نے</text:p>
      <text:p text:style-name="P1">سر کٹا کے آدمی کا سر بلند کر دیا</text:p>
      <text:p text:style-name="P1"><text:tab/></text:p>
      <text:p text:style-name="P1">بڑھتے بڑھتے بات جب اُصولِ دیں پہ آگئی</text:p>
      <text:p text:style-name="P1">اور یزیدیت کی شکل میں عروج پا گئی</text:p>
      <text:p text:style-name="P1">بڑھ کے پھر دلیر نے شیرِ حقِ شیر نے</text:p>
      <text:p text:style-name="P1">دو پہر میں تخت و تاج<text:span text:style-name="T2"> و</text:span> قصرِ شام ڈھا دیا</text:p>
      <text:p text:style-name="P1"/>
      <text:p text:style-name="P2">حلقِ بے زبان سے ظلم کی کمان توڑ دی<text:line-break/>شہ رگِ گلو سے خنجروں کی دھار موڑ دی</text:p>
      <text:p text:style-name="P2">نازش<text:span text:style-name="T3">ِ </text:span><text:span text:style-name="T2"><text:s/></text:span>حیات نے، فخرِ کائنات نے<text:line-break/>سر کٹا کے آدمی کا سر بلند کر دیا</text:p>
      <text:p text:style-name="P1"/>
      <text:p text:style-name="P1"/>
      <text:p text:style-name="P1">دل کہاں سے لاؤں جو کروں یہ واقعہ بیان</text:p>
      <text:p text:style-name="P1"><text:soft-page-break/>تین دن کی پیاس میں وہ حوصلہ تھا الامان </text:p>
      <text:p text:style-name="P1">ظلم کے اسیر نے رن میں اک صغیر نے</text:p>
      <text:p text:style-name="P1">مسکرا کے فوج شام کو رلا رلا دیا</text:p>
      <text:p text:style-name="P1"/>
      <text:p text:style-name="P3">لاکھ جان و دل نثار سیدِ اَنام پر<text:line-break/>رو دیا فلک بھی بے کسیِ تشنہ کام پر</text:p>
      <text:p text:style-name="P3">اپنے مہ جبیں کو، دلبرِ حسین کو<text:line-break/>کھینچ کر گلے سے تیر جب گلے لگا لیا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9:26:14.802254100</meta:creation-date>
    <dc:date>2026-01-21T19:38:42.866409400</dc:date>
    <meta:editing-duration>PT2M16S</meta:editing-duration>
    <meta:editing-cycles>2</meta:editing-cycles>
    <meta:generator>LibreOffice/25.8.4.2$Windows_X86_64 LibreOffice_project/290daaa01b999472f0c7a3890eb6a550fd74c6df</meta:generator>
    <meta:document-statistic meta:table-count="0" meta:image-count="0" meta:object-count="0" meta:page-count="2" meta:paragraph-count="39" meta:word-count="314" meta:character-count="1232" meta:non-whitespace-character-count="945"/>
  </office:meta>
</office:document-meta>
</file>